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D0000039575D52DA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2cm" svg:stroke-color="#8000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cm" svg:stroke-color="#000000" draw:marker-start-width="0.124cm" draw:marker-end-width="0.124cm" draw:fill="none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394cm" svg:height="24.262cm" svg:x="1.13cm" svg:y="1.964cm">
          <draw:image xlink:href="Pictures/10000000000002DD0000039575D52DA2.png" xlink:type="simple" xlink:show="embed" xlink:actuate="onLoad">
            <text:p/>
          </draw:image>
        </draw:frame>
        <draw:line draw:style-name="gr2" draw:text-style-name="P1" draw:layer="layout" svg:x1="1.435cm" svg:y1="15.84cm" svg:x2="19.215cm" svg:y2="15.84cm">
          <text:p/>
        </draw:line>
        <draw:rect draw:style-name="gr3" draw:text-style-name="P1" draw:layer="layout" svg:width="18.47cm" svg:height="24.301cm" svg:x="1.13cm" svg:y="1.63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3-17T01:07:06.83</meta:creation-date>
    <dc:date>2011-03-17T01:21:36.57</dc:date>
    <meta:editing-duration>PT00H14M29S</meta:editing-duration>
    <meta:editing-cycles>4</meta:editing-cycles>
    <meta:generator>OpenOffice.org/3.2$Win32 OpenOffice.org_project/320m18$Build-9502</meta:generator>
    <meta:document-statistic meta:object-count="3"/>
  </office:meta>
</office:document-meta>
</file>